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64in" fo:margin-left="0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0.6875in"/>
    </style:style>
    <style:style style:name="Table1.C" style:family="table-column">
      <style:table-column-properties style:column-width="1.3125in"/>
    </style:style>
    <style:style style:name="Table1.D" style:family="table-column">
      <style:table-column-properties style:column-width="2.8125in"/>
    </style:style>
    <style:style style:name="Table1.E" style:family="table-column">
      <style:table-column-properties style:column-width="1.488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Noto Sans" fo:font-size="11pt" officeooo:rsid="000e07af" officeooo:paragraph-rsid="000e07af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Noto Sans" fo:font-size="11pt" officeooo:rsid="001af180" officeooo:paragraph-rsid="001af180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Noto Sans" fo:font-size="11pt" officeooo:rsid="001af180" officeooo:paragraph-rsid="0039138d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Noto Sans" fo:font-size="11pt" officeooo:rsid="001af180" officeooo:paragraph-rsid="004af940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Noto Sans" fo:font-size="11pt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Noto Sans" fo:font-size="11pt" officeooo:rsid="000fcff6" officeooo:paragraph-rsid="000fcff6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Noto Sans" fo:font-size="11pt" officeooo:rsid="000fcff6" officeooo:paragraph-rsid="004c8518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Noto Sans" fo:font-size="11pt" officeooo:rsid="001b5cf9" officeooo:paragraph-rsid="001b5cf9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Noto Sans" fo:font-size="11pt" officeooo:rsid="001cd0b2" officeooo:paragraph-rsid="001cd0b2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Noto Sans" fo:font-size="11pt" officeooo:rsid="001cd0b2" officeooo:paragraph-rsid="003debc6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Noto Sans" fo:font-size="11pt" officeooo:rsid="0019ed5c" officeooo:paragraph-rsid="0019ed5c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Noto Sans" fo:font-size="11pt" officeooo:rsid="0019ed5c" officeooo:paragraph-rsid="003f5133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Noto Sans" fo:font-size="11pt" officeooo:rsid="0037323b" officeooo:paragraph-rsid="0037323b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Noto Sans" fo:font-size="11pt" officeooo:rsid="003c5df8" officeooo:paragraph-rsid="003c5df8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Noto Sans" fo:font-size="11pt" officeooo:rsid="003f5133" officeooo:paragraph-rsid="004c8518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Noto Sans" fo:font-size="11pt" officeooo:rsid="004af940" officeooo:paragraph-rsid="004af940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Noto Sans" fo:font-size="11pt" officeooo:rsid="004c8518" officeooo:paragraph-rsid="004c8518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Noto Sans" fo:font-size="11pt" officeooo:rsid="004c8518" officeooo:paragraph-rsid="004d99d2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Noto Sans" fo:font-size="11pt" officeooo:rsid="0012157f" officeooo:paragraph-rsid="003252fa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Noto Sans" fo:font-size="11pt" officeooo:rsid="0012157f" officeooo:paragraph-rsid="0012157f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Noto Sans" fo:font-size="11pt" officeooo:rsid="0012157f" officeooo:paragraph-rsid="003f5133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Noto Sans" fo:font-size="11pt" officeooo:rsid="0012157f" officeooo:paragraph-rsid="004d99d2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Noto Sans" fo:font-size="11pt" officeooo:rsid="003adcdc" officeooo:paragraph-rsid="004d99d2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3debc6" officeooo:paragraph-rsid="003debc6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43bffa" officeooo:paragraph-rsid="0043bffa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409e22" officeooo:paragraph-rsid="00449114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4c8518" officeooo:paragraph-rsid="004c8518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Noto Sans" fo:font-size="11pt" fo:font-weight="normal" officeooo:rsid="003debc6" officeooo:paragraph-rsid="003debc6" style:font-size-asian="11pt" style:font-weight-asian="normal" style:font-size-complex="11pt" style:font-weight-complex="normal"/>
    </style:style>
    <style:style style:name="P29" style:family="paragraph" style:parent-style-name="Table_20_Heading">
      <style:text-properties style:font-name="Noto Sans" fo:font-size="11pt" officeooo:rsid="000e07af" officeooo:paragraph-rsid="000e07af" style:font-size-asian="11pt" style:font-size-complex="11pt"/>
    </style:style>
    <style:style style:name="P30" style:family="paragraph" style:parent-style-name="Table_20_Heading">
      <style:text-properties style:font-name="Noto Sans" fo:font-size="11pt" officeooo:rsid="0037323b" officeooo:paragraph-rsid="0037323b" style:font-size-asian="11pt" style:font-size-complex="11pt"/>
    </style:style>
    <style:style style:name="P31" style:family="paragraph" style:parent-style-name="Standard">
      <style:paragraph-properties fo:text-align="center" style:justify-single-word="false"/>
      <style:text-properties style:font-name="Noto Sans" fo:font-size="11pt" fo:font-weight="bold" officeooo:rsid="000e07af" officeooo:paragraph-rsid="000e07af" style:font-size-asian="11pt" style:font-weight-asian="bold" style:font-size-complex="11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Noto Sans" fo:font-size="13pt" fo:font-weight="bold" officeooo:rsid="000e07af" officeooo:paragraph-rsid="000e07af" style:font-size-asian="13pt" style:font-weight-asian="bold" style:font-size-complex="13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Noto Sans" fo:font-size="2pt" fo:font-weight="bold" officeooo:rsid="000e07af" officeooo:paragraph-rsid="000e07af" style:font-size-asian="1.75pt" style:font-weight-asian="bold" style:font-size-complex="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Noto Sans" fo:font-size="11pt" officeooo:rsid="00510264" officeooo:paragraph-rsid="00510264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Noto Sans" fo:font-size="11pt" officeooo:rsid="000fcff6" officeooo:paragraph-rsid="000fcff6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Noto Sans" fo:font-size="11pt" officeooo:rsid="000fcff6" officeooo:paragraph-rsid="004c8518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4c8518" officeooo:paragraph-rsid="004c8518" style:font-size-asian="11pt" style:font-weight-asian="bold" style:font-size-complex="11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510264" officeooo:paragraph-rsid="00510264" style:font-size-asian="11pt" style:font-weight-asian="bold" style:font-size-complex="11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524419" officeooo:paragraph-rsid="00524419" style:font-size-asian="11pt" style:font-weight-asian="bold" style:font-size-complex="11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Noto Sans" fo:font-size="11pt" fo:font-weight="normal" officeooo:rsid="004c8518" officeooo:paragraph-rsid="00524419" style:font-size-asian="11pt" style:font-weight-asian="normal" style:font-size-complex="11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Noto Sans" fo:font-size="11pt" fo:font-weight="normal" officeooo:rsid="001af180" officeooo:paragraph-rsid="00524419" style:font-size-asian="11pt" style:font-weight-asian="normal" style:font-size-complex="11pt" style:font-weight-complex="normal"/>
    </style:style>
    <style:style style:name="T1" style:family="text">
      <style:text-properties officeooo:rsid="0012157f"/>
    </style:style>
    <style:style style:name="T2" style:family="text">
      <style:text-properties fo:font-weight="normal" officeooo:rsid="0013f7e4" style:font-weight-asian="normal" style:font-weight-complex="normal"/>
    </style:style>
    <style:style style:name="T3" style:family="text">
      <style:text-properties officeooo:rsid="001475ea"/>
    </style:style>
    <style:style style:name="T4" style:family="text">
      <style:text-properties officeooo:rsid="001744f1"/>
    </style:style>
    <style:style style:name="T5" style:family="text">
      <style:text-properties officeooo:rsid="0017c16d"/>
    </style:style>
    <style:style style:name="T6" style:family="text">
      <style:text-properties officeooo:rsid="003252fa"/>
    </style:style>
    <style:style style:name="T7" style:family="text">
      <style:text-properties officeooo:rsid="0037323b"/>
    </style:style>
    <style:style style:name="T8" style:family="text">
      <style:text-properties officeooo:rsid="0039138d"/>
    </style:style>
    <style:style style:name="T9" style:family="text">
      <style:text-properties officeooo:rsid="003adcdc"/>
    </style:style>
    <style:style style:name="T10" style:family="text">
      <style:text-properties officeooo:rsid="003c5df8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3f5133"/>
    </style:style>
    <style:style style:name="T13" style:family="text">
      <style:text-properties officeooo:rsid="003f97c1"/>
    </style:style>
    <style:style style:name="T14" style:family="text">
      <style:text-properties officeooo:rsid="0043bffa"/>
    </style:style>
    <style:style style:name="T15" style:family="text">
      <style:text-properties officeooo:rsid="004929b3"/>
    </style:style>
    <style:style style:name="T16" style:family="text">
      <style:text-properties officeooo:rsid="004ae379"/>
    </style:style>
    <style:style style:name="T17" style:family="text">
      <style:text-properties officeooo:rsid="004d99d2"/>
    </style:style>
    <style:style style:name="T18" style:family="text">
      <style:text-properties officeooo:rsid="00510264"/>
    </style:style>
    <style:style style:name="T19" style:family="text">
      <style:text-properties officeooo:rsid="0052441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18">Fall</text:span> 201<text:span text:style-name="T15">9</text:span> – STAT 201-0<text:span text:style-name="T18">2</text:span> Schedule</text:p>
      <text:p text:style-name="P3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29">Week</text:p>
            </table:table-cell>
            <table:table-cell table:style-name="Table1.A1" office:value-type="string">
              <text:p text:style-name="P29">Date</text:p>
            </table:table-cell>
            <table:table-cell table:style-name="Table1.A1" office:value-type="string">
              <text:p text:style-name="P30">Chapter</text:p>
            </table:table-cell>
            <table:table-cell table:style-name="Table1.A1" office:value-type="string">
              <text:p text:style-name="P29">Topics</text:p>
            </table:table-cell>
            <table:table-cell table:style-name="Table1.E1" office:value-type="string">
              <text:p text:style-name="P29">Due <text:span text:style-name="T1">before class</text:span></text:p>
            </table:table-cell>
          </table:table-row>
        </table:table-header-rows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34">8/26</text:p>
          </table:table-cell>
          <table:table-cell table:style-name="Table1.A2" office:value-type="string">
            <text:p text:style-name="P1"><text:span text:style-name="T3">Ch </text:span>1</text:p>
          </table:table-cell>
          <table:table-cell table:style-name="Table1.A2" office:value-type="string">
            <text:p text:style-name="P2">Statistical and Critical Thinking, Types of Data, Collecting Sample Data</text:p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34">9/2</text:p>
          </table:table-cell>
          <table:table-cell table:style-name="Table1.A2" office:value-type="string">
            <text:p text:style-name="P38">No class</text:p>
          </table:table-cell>
          <table:table-cell table:style-name="Table1.A2" office:value-type="string">
            <text:p text:style-name="P38">Labor Day</text:p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34">9/9</text:p>
          </table:table-cell>
          <table:table-cell table:style-name="Table1.A2" office:value-type="string">
            <text:p text:style-name="P38">No class</text:p>
          </table:table-cell>
          <table:table-cell table:style-name="Table1.A2" office:value-type="string">
            <text:p text:style-name="P38">Instructor out-of-town</text:p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34">9/16</text:p>
          </table:table-cell>
          <table:table-cell table:style-name="Table1.A2" office:value-type="string">
            <text:p text:style-name="P16">Ch 4 (4.1-4.<text:span text:style-name="T19">2</text:span>)</text:p>
          </table:table-cell>
          <table:table-cell table:style-name="Table1.A2" office:value-type="string">
            <text:p text:style-name="P4">Basic Concepts of Probability, Addition Rule <text:span text:style-name="T9">and</text:span> Multiplication Rule</text:p>
          </table:table-cell>
          <table:table-cell table:style-name="Table1.E2" office:value-type="string">
            <text:p text:style-name="P7">H<text:span text:style-name="T6">W</text:span> 1</text:p>
          </table:table-cell>
        </table:table-row>
        <table:table-row>
          <table:table-cell table:style-name="Table1.A2" office:value-type="string">
            <text:p text:style-name="P17">3</text:p>
          </table:table-cell>
          <table:table-cell table:style-name="Table1.A2" office:value-type="string">
            <text:p text:style-name="P34">9/23</text:p>
          </table:table-cell>
          <table:table-cell table:style-name="Table1.A2" office:value-type="string">
            <text:p text:style-name="P40"><text:span text:style-name="T19">Ch 4 (4.3)</text:span></text:p>
            <text:p text:style-name="P40">Ch 2</text:p>
          </table:table-cell>
          <table:table-cell table:style-name="Table1.A2" office:value-type="string">
            <text:p text:style-name="P41">Complements, Conditional Probability <text:span text:style-name="T9">and Bayes Theorem, </text:span>Frequency Distributions, Histograms, Graph<text:span text:style-name="T8">s</text:span> <text:span text:style-name="T9">That Enlightened and Graphs That Deceive</text:span></text:p>
          </table:table-cell>
          <table:table-cell table:style-name="Table1.E2" office:value-type="string">
            <text:p text:style-name="P18">H<text:span text:style-name="T17">W 2 (Ch 4)</text:span> /</text:p>
            <text:p text:style-name="P18">Quiz 1</text:p>
          </table:table-cell>
        </table:table-row>
        <table:table-row>
          <table:table-cell table:style-name="Table1.A2" office:value-type="string">
            <text:p text:style-name="P13">4</text:p>
          </table:table-cell>
          <table:table-cell table:style-name="Table1.A2" office:value-type="string">
            <text:p text:style-name="P34">9/30</text:p>
          </table:table-cell>
          <table:table-cell table:style-name="Table1.A2" office:value-type="string">
            <text:p text:style-name="P13">Ch 3</text:p>
          </table:table-cell>
          <table:table-cell table:style-name="Table1.A2" office:value-type="string">
            <text:p text:style-name="P3">Measures of Center, Variation and Relative Standing, Boxplots</text:p>
          </table:table-cell>
          <table:table-cell table:style-name="Table1.E2" office:value-type="string">
            <text:p text:style-name="P23">HW <text:span text:style-name="T17">3 (Ch 4, 2)</text:span> / </text:p>
            <text:p text:style-name="P23">Quiz <text:span text:style-name="T17">2 (Ch 4)</text:span></text:p>
          </table:table-cell>
        </table:table-row>
        <table:table-row>
          <table:table-cell table:style-name="Table1.A2" office:value-type="string">
            <text:p text:style-name="P17">5</text:p>
          </table:table-cell>
          <table:table-cell table:style-name="Table1.A2" office:value-type="string">
            <text:p text:style-name="P34">10/7</text:p>
          </table:table-cell>
          <table:table-cell table:style-name="Table1.A2" office:value-type="string">
            <text:p text:style-name="P6"><text:span text:style-name="T9">Ch 5 (</text:span>5.<text:span text:style-name="T4">1–5.3)</text:span></text:p>
          </table:table-cell>
          <table:table-cell table:style-name="Table1.A2" office:value-type="string">
            <text:p text:style-name="P2">Probability Distributions, Binomial Distributions, <text:span text:style-name="T10">Poisson Distributions</text:span></text:p>
          </table:table-cell>
          <table:table-cell table:style-name="Table1.E2" office:value-type="string">
            <text:p text:style-name="P22">H<text:span text:style-name="T6">W</text:span> <text:span text:style-name="T17">4 (Ch 3) /</text:span></text:p>
            <text:p text:style-name="P22">Quiz <text:span text:style-name="T17">3 (Ch 4, 2)</text:span></text:p>
          </table:table-cell>
        </table:table-row>
        <table:table-row>
          <table:table-cell table:style-name="Table1.A2" office:value-type="string">
            <text:p text:style-name="P13">6</text:p>
          </table:table-cell>
          <table:table-cell table:style-name="Table1.A2" office:value-type="string">
            <text:p text:style-name="P34">10/14</text:p>
          </table:table-cell>
          <table:table-cell table:style-name="Table1.A2" office:value-type="string">
            <text:p text:style-name="P6"><text:span text:style-name="T10">Ch 6 (</text:span>6.<text:span text:style-name="T5">1–6.4)</text:span></text:p>
          </table:table-cell>
          <table:table-cell table:style-name="Table1.A2" office:value-type="string">
            <text:p text:style-name="P8"><text:span text:style-name="T10">Standard </text:span>Normal Distributions, <text:span text:style-name="T10">Applications of Normal Distributions,</text:span> Sampling Distributions <text:span text:style-name="T10">and</text:span> Estimators, Central Limit Theorem</text:p>
          </table:table-cell>
          <table:table-cell table:style-name="Table1.E2" office:value-type="string">
            <text:p text:style-name="P22">H<text:span text:style-name="T6">W</text:span> <text:span text:style-name="T10">5 / </text:span></text:p>
            <text:p text:style-name="P22">Quiz <text:span text:style-name="T17">4 (Ch 3)</text:span></text:p>
          </table:table-cell>
        </table:table-row>
        <table:table-row>
          <table:table-cell table:style-name="Table1.A2" office:value-type="string">
            <text:p text:style-name="P13">7</text:p>
          </table:table-cell>
          <table:table-cell table:style-name="Table1.A2" office:value-type="string">
            <text:p text:style-name="P34">10/21</text:p>
          </table:table-cell>
          <table:table-cell table:style-name="Table1.A2" office:value-type="string">
            <text:p text:style-name="P14">Ch 7 (7.1-7.2)</text:p>
          </table:table-cell>
          <table:table-cell table:style-name="Table1.A2" office:value-type="string">
            <text:p text:style-name="P9">Estimating Population Proportions, <text:span text:style-name="T10">Population</text:span> Means</text:p>
            <text:p text:style-name="P26">Midterm review</text:p>
          </table:table-cell>
          <table:table-cell table:style-name="Table1.E2" office:value-type="string">
            <text:p text:style-name="P19">H<text:span text:style-name="T6">W 6 / </text:span>Quiz <text:span text:style-name="T14">5</text:span></text:p>
          </table:table-cell>
        </table:table-row>
        <table:table-row>
          <table:table-cell table:style-name="Table1.A2" office:value-type="string">
            <text:p text:style-name="P13">8</text:p>
          </table:table-cell>
          <table:table-cell table:style-name="Table1.A2" office:value-type="string">
            <text:p text:style-name="P34">10/28</text:p>
          </table:table-cell>
          <table:table-cell table:style-name="Table1.A2" office:value-type="string">
            <text:p text:style-name="P24">No class</text:p>
          </table:table-cell>
          <table:table-cell table:style-name="Table1.A2" office:value-type="string">
            <text:p text:style-name="P9"/>
          </table:table-cell>
          <table:table-cell table:style-name="Table1.E2" office:value-type="string">
            <text:p text:style-name="P28">Quiz 6</text:p>
            <text:p text:style-name="P20"><text:span text:style-name="T11">Midterm </text:span><text:span text:style-name="T2">(Ch 1- 6)</text:span></text:p>
          </table:table-cell>
        </table:table-row>
        <table:table-row>
          <table:table-cell table:style-name="Table1.A2" office:value-type="string">
            <text:p text:style-name="P13">9</text:p>
          </table:table-cell>
          <table:table-cell table:style-name="Table1.A2" office:value-type="string">
            <text:p text:style-name="P34">11/4</text:p>
          </table:table-cell>
          <table:table-cell table:style-name="Table1.A2" office:value-type="string">
            <text:p text:style-name="P14">Ch 8 (8.1-8.3)</text:p>
          </table:table-cell>
          <table:table-cell table:style-name="Table1.A2" office:value-type="string">
            <text:p text:style-name="P9">Hypothesis Testing, <text:span text:style-name="T12">Testing a Claim About a Proportion, About a Mean</text:span></text:p>
          </table:table-cell>
          <table:table-cell table:style-name="Table1.E2" office:value-type="string">
            <text:p text:style-name="P19">H<text:span text:style-name="T6">W</text:span> 7</text:p>
          </table:table-cell>
        </table:table-row>
        <table:table-row>
          <table:table-cell table:style-name="Table1.A2" office:value-type="string">
            <text:p text:style-name="P13">10</text:p>
          </table:table-cell>
          <table:table-cell table:style-name="Table1.A2" office:value-type="string">
            <text:p text:style-name="P34">11/11</text:p>
          </table:table-cell>
          <table:table-cell table:style-name="Table1.A2" office:value-type="string">
            <text:p text:style-name="P14">Ch 9 (9.1-9.3)</text:p>
          </table:table-cell>
          <table:table-cell table:style-name="Table1.A2" office:value-type="string">
            <text:p text:style-name="P10">Hypothesis Testing for Two Proportions, <text:span text:style-name="T12">for </text:span>Two <text:span text:style-name="T12">Independent</text:span> Means, <text:span text:style-name="T12">for</text:span> Paired Samples</text:p>
          </table:table-cell>
          <table:table-cell table:style-name="Table1.E2" office:value-type="string">
            <text:p text:style-name="P19">H<text:span text:style-name="T6">W</text:span> 8 / Quiz <text:span text:style-name="T12">7</text:span></text:p>
          </table:table-cell>
        </table:table-row>
        <table:table-row>
          <table:table-cell table:style-name="Table1.A2" office:value-type="string">
            <text:p text:style-name="P6">1<text:span text:style-name="T7">1</text:span></text:p>
          </table:table-cell>
          <table:table-cell table:style-name="Table1.A2" office:value-type="string">
            <text:p text:style-name="P34">11/18</text:p>
          </table:table-cell>
          <table:table-cell table:style-name="Table1.A2" office:value-type="string">
            <text:p text:style-name="P14">Ch 10 <text:span text:style-name="T12">(10.1-10.2)</text:span></text:p>
          </table:table-cell>
          <table:table-cell table:style-name="Table1.A2" office:value-type="string">
            <text:p text:style-name="P11">Correlation, Regression</text:p>
          </table:table-cell>
          <table:table-cell table:style-name="Table1.E2" office:value-type="string">
            <text:p text:style-name="P19">H<text:span text:style-name="T6">W</text:span> 9 / Quiz <text:span text:style-name="T12">8</text:span></text:p>
          </table:table-cell>
        </table:table-row>
        <table:table-row>
          <table:table-cell table:style-name="Table1.A2" office:value-type="string">
            <text:p text:style-name="P6">1<text:span text:style-name="T7">2</text:span></text:p>
          </table:table-cell>
          <table:table-cell table:style-name="Table1.A2" office:value-type="string">
            <text:p text:style-name="P34">11/25</text:p>
          </table:table-cell>
          <table:table-cell table:style-name="Table1.A2" office:value-type="string">
            <text:p text:style-name="P14">Ch 11</text:p>
          </table:table-cell>
          <table:table-cell table:style-name="Table1.A2" office:value-type="string">
            <text:p text:style-name="P12">Goodness-of-Fit, Contingency Tables</text:p>
          </table:table-cell>
          <table:table-cell table:style-name="Table1.E2" office:value-type="string">
            <text:p text:style-name="P19">H<text:span text:style-name="T6">W</text:span> 10 / Quiz <text:span text:style-name="T12">9</text:span></text:p>
          </table:table-cell>
        </table:table-row>
        <table:table-row>
          <table:table-cell table:style-name="Table1.A2" office:value-type="string">
            <text:p text:style-name="P34">13</text:p>
          </table:table-cell>
          <table:table-cell table:style-name="Table1.A2" office:value-type="string">
            <text:p text:style-name="P34">12/2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9">Extra-credit Presentations</text:p>
            <text:p text:style-name="P38">Final Review</text:p>
          </table:table-cell>
          <table:table-cell table:style-name="Table1.E2" office:value-type="string">
            <text:p text:style-name="P34">HW 11 / Quiz 10</text:p>
          </table:table-cell>
        </table:table-row>
        <table:table-row>
          <table:table-cell table:style-name="Table1.A2" office:value-type="string">
            <text:p text:style-name="P6">1<text:span text:style-name="T18">4</text:span></text:p>
          </table:table-cell>
          <table:table-cell table:style-name="Table1.A2" office:value-type="string">
            <text:p text:style-name="P34">12/9</text:p>
          </table:table-cell>
          <table:table-cell table:style-name="Table1.A2" office:value-type="string">
            <text:p text:style-name="P27">No Class</text:p>
          </table:table-cell>
          <table:table-cell table:style-name="Table1.A2" office:value-type="string">
            <text:p text:style-name="P25"/>
          </table:table-cell>
          <table:table-cell table:style-name="Table1.E2" office:value-type="string">
            <text:p text:style-name="P21">Quiz <text:span text:style-name="T12">11</text:span></text:p>
            <text:p text:style-name="P15"><text:span text:style-name="T11">Final </text:span>(Ch 1-11<text:span text:style-name="T13">)</text:span>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hyne</meta:initial-creator>
    <meta:creation-date>2017-04-12T17:15:25.881970950</meta:creation-date>
    <dc:date>2019-08-11T11:23:48.983294151</dc:date>
    <meta:editing-duration>P12DT1H10M52S</meta:editing-duration>
    <meta:editing-cycles>26</meta:editing-cycles>
    <meta:generator>LibreOffice/5.1.6.2$Linux_X86_64 LibreOffice_project/10m0$Build-2</meta:generator>
    <meta:document-statistic meta:table-count="1" meta:image-count="0" meta:object-count="0" meta:page-count="1" meta:paragraph-count="87" meta:word-count="264" meta:character-count="1422" meta:non-whitespace-character-count="1244"/>
  </office:meta>
</office:document-meta>
</file>